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2759" officeooo:paragraph-rsid="001b2759"/>
    </style:style>
    <style:style style:name="P2" style:family="paragraph" style:parent-style-name="Standard">
      <style:text-properties fo:font-size="10pt" officeooo:rsid="001b2759" officeooo:paragraph-rsid="001b2759" style:font-size-asian="8.75pt" style:font-size-complex="10pt"/>
    </style:style>
    <style:style style:name="P3" style:family="paragraph" style:parent-style-name="Standard">
      <style:text-properties fo:font-size="10pt" officeooo:rsid="001ef468" officeooo:paragraph-rsid="0028036f" style:font-size-asian="8.75pt" style:font-size-complex="10pt"/>
    </style:style>
    <style:style style:name="P4" style:family="paragraph" style:parent-style-name="Standard">
      <style:text-properties fo:font-size="10pt" officeooo:rsid="0020a623" officeooo:paragraph-rsid="0020a623" style:font-size-asian="8.75pt" style:font-size-complex="10pt"/>
    </style:style>
    <style:style style:name="P5" style:family="paragraph" style:parent-style-name="Standard">
      <style:text-properties fo:font-size="10pt" officeooo:rsid="001ef468" officeooo:paragraph-rsid="001ef468" style:font-size-asian="8.75pt" style:font-size-complex="10pt"/>
    </style:style>
    <style:style style:name="P6" style:family="paragraph" style:parent-style-name="Standard">
      <style:text-properties fo:font-size="10pt" officeooo:rsid="0028036f" officeooo:paragraph-rsid="0028036f" style:font-size-asian="8.75pt" style:font-size-complex="10pt"/>
    </style:style>
    <style:style style:name="P7" style:family="paragraph" style:parent-style-name="Standard">
      <style:text-properties fo:font-size="10pt" officeooo:rsid="002265bf" officeooo:paragraph-rsid="002265bf" style:font-size-asian="8.75pt" style:font-size-complex="10pt"/>
    </style:style>
    <style:style style:name="P8" style:family="paragraph" style:parent-style-name="Standard">
      <style:text-properties fo:font-size="10pt" officeooo:rsid="002265bf" officeooo:paragraph-rsid="0028036f" style:font-size-asian="8.75pt" style:font-size-complex="10pt"/>
    </style:style>
    <style:style style:name="P9" style:family="paragraph" style:parent-style-name="Standard">
      <style:text-properties fo:font-size="10pt" officeooo:rsid="0020a623" officeooo:paragraph-rsid="0028036f" style:font-size-asian="8.75pt" style:font-size-complex="10pt"/>
    </style:style>
    <style:style style:name="P10" style:family="paragraph" style:parent-style-name="Standard">
      <style:text-properties fo:font-size="10pt" officeooo:rsid="001b2759" officeooo:paragraph-rsid="0020a623" style:font-size-asian="8.75pt" style:font-size-complex="10pt"/>
    </style:style>
    <style:style style:name="P11" style:family="paragraph" style:parent-style-name="Standard">
      <style:text-properties fo:font-size="12pt" officeooo:rsid="001b2759" officeooo:paragraph-rsid="001b2759" style:font-size-asian="12pt" style:font-size-complex="12pt"/>
    </style:style>
    <style:style style:name="P12" style:family="paragraph" style:parent-style-name="Standard">
      <style:text-properties fo:font-size="10pt" officeooo:rsid="001b2759" officeooo:paragraph-rsid="001d0f55" style:font-size-asian="8.75pt" style:font-size-complex="10pt"/>
    </style:style>
    <style:style style:name="P13" style:family="paragraph" style:parent-style-name="Standard">
      <style:paragraph-properties style:writing-mode="lr-tb"/>
      <style:text-properties fo:font-size="10pt" officeooo:rsid="001b2759" officeooo:paragraph-rsid="001b2759" style:font-size-asian="8.75pt" style:font-size-complex="10pt"/>
    </style:style>
    <style:style style:name="P14" style:family="paragraph" style:parent-style-name="Standard">
      <style:text-properties fo:font-size="10pt" officeooo:rsid="00268eaa" officeooo:paragraph-rsid="00268eaa" style:font-size-asian="8.75pt" style:font-size-complex="10pt"/>
    </style:style>
    <style:style style:name="T1" style:family="text">
      <style:text-properties officeooo:rsid="0028036f"/>
    </style:style>
    <style:style style:name="T2" style:family="text">
      <style:text-properties officeooo:rsid="0020a623"/>
    </style:style>
    <style:style style:name="T3" style:family="text">
      <style:text-properties officeooo:rsid="0026b8d5"/>
    </style:style>
    <style:style style:name="T4" style:family="text">
      <style:text-properties officeooo:rsid="001ef468"/>
    </style:style>
    <style:style style:name="T5" style:family="text">
      <style:text-properties officeooo:rsid="00272221"/>
    </style:style>
    <style:style style:name="T6" style:family="text">
      <style:text-properties officeooo:rsid="001d0f55"/>
    </style:style>
    <style:style style:name="T7" style:family="text">
      <style:text-properties officeooo:rsid="00242f78"/>
    </style:style>
    <style:style style:name="T8" style:family="text">
      <style:text-properties officeooo:rsid="002b62df"/>
    </style:style>
    <style:style style:name="T9" style:family="text">
      <style:text-properties officeooo:rsid="00268e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spital de máquinas:</text:p>
      <text:p text:style-name="P2"/>
      <text:p text:style-name="P2"><text:s text:c="4"/><text:span text:style-name="T1">1 </text:span>.Microonda<text:span text:style-name="T2">s</text:span></text:p>
      <text:p text:style-name="P3"><text:s text:c="4"/>.<text:span text:style-name="T3">Batidoras</text:span></text:p>
      <text:p text:style-name="P4"><text:s text:c="4"/><text:span text:style-name="T1">2 .</text:span>Licuadoras</text:p>
      <text:p text:style-name="P4"><text:s text:c="4"/>Refrigeradores</text:p>
      <text:p text:style-name="P5"><text:s text:c="4"/>Planchas</text:p>
      <text:p text:style-name="P5"><text:s text:c="4"/>Calefactores</text:p>
      <text:p text:style-name="P5"><text:s text:c="4"/>Cafeteras</text:p>
      <text:p text:style-name="P4"><text:s text:c="4"/>Tostadoras</text:p>
      <text:p text:style-name="P6">hornos eléctricos</text:p>
      <text:p text:style-name="P7"><text:s text:c="4"/>.</text:p>
      <text:p text:style-name="P7"><text:s text:c="4"/><text:span text:style-name="T3">Fuentes de juguete</text:span></text:p>
      <text:p text:style-name="P7"/>
      <text:p text:style-name="P7"><text:s text:c="4"/><text:span text:style-name="T3">Tocadiscos</text:span></text:p>
      <text:p text:style-name="P7"><text:s text:c="4"/><text:span text:style-name="T3">DVD</text:span></text:p>
      <text:p text:style-name="P8"><text:s text:c="4"/><text:span text:style-name="T4">Estéreos</text:span></text:p>
      <text:p text:style-name="P9"><text:s text:c="4"/>.Computadoras</text:p>
      <text:p text:style-name="P3"><text:s text:c="4"/>Impresoras</text:p>
      <text:p text:style-name="P3"><text:s text:c="4"/>Amplificadores</text:p>
      <text:p text:style-name="P8"><text:s text:c="4"/>CCTV</text:p>
      <text:p text:style-name="P7"/>
      <text:p text:style-name="P7"><text:s text:c="4"/>.<text:span text:style-name="T3">Taladros</text:span></text:p>
      <text:p text:style-name="P7"><text:s text:c="4"/><text:span text:style-name="T3">Esmeriles</text:span></text:p>
      <text:p text:style-name="P7"><text:s text:c="4"/><text:span text:style-name="T1">Atornilladores</text:span></text:p>
      <text:p text:style-name="P7"><text:s text:c="4"/><text:span text:style-name="T1">Cortadoras</text:span></text:p>
      <text:p text:style-name="P7"><text:s text:c="4"/><text:span text:style-name="T1">Lijadora</text:span></text:p>
      <text:p text:style-name="P10"/>
      <text:p text:style-name="P11">Informática y computación:</text:p>
      <text:p text:style-name="P2"><text:s text:c="4"/>Instala<text:span text:style-name="T2">c</text:span>ión de software:</text:p>
      <text:p text:style-name="P2"><text:tab/><text:span text:style-name="T5">Microsoft </text:span><text:span text:style-name="T6">Office</text:span></text:p>
      <text:p text:style-name="P2"><text:tab/><text:span text:style-name="T6">Ado</text:span><text:span text:style-name="T7">be</text:span></text:p>
      <text:p text:style-name="P2"><text:tab/><text:span text:style-name="T6">MacOS</text:span></text:p>
      <text:p text:style-name="P2"><text:tab/><text:span text:style-name="T6">Android</text:span></text:p>
      <text:p text:style-name="P2"><text:tab/><text:span text:style-name="T6">iOS</text:span></text:p>
      <text:p text:style-name="P2"><text:tab/><text:span text:style-name="T6">Actualizaciones de firmware </text:span></text:p>
      <text:p text:style-name="P2"/>
      <text:p text:style-name="P2"><text:s text:c="4"/>Sitios web</text:p>
      <text:p text:style-name="P2"><text:tab/><text:span text:style-name="T6">Estáticos</text:span></text:p>
      <text:p text:style-name="P2"><text:tab/><text:span text:style-name="T6">E-commerce</text:span></text:p>
      <text:p text:style-name="P2"><text:tab/><text:span text:style-name="T6">Blog</text:span></text:p>
      <text:p text:style-name="P2"><text:tab/><text:span text:style-name="T6">Galería</text:span></text:p>
      <text:p text:style-name="P12"><text:s text:c="4"/><text:span text:style-name="T5">Actualización de sistema operativo</text:span></text:p>
      <text:p text:style-name="P12"><text:tab/><text:span text:style-name="T6">Windows</text:span></text:p>
      <text:p text:style-name="P12"><text:tab/><text:span text:style-name="T6">Linux</text:span></text:p>
      <text:p text:style-name="P12"><text:tab/><text:span text:style-name="T6">Mac</text:span></text:p>
      <text:p text:style-name="P12"><text:tab/><text:span text:style-name="T6">Dispositivos IOT</text:span></text:p>
      <text:p text:style-name="P12"><text:s text:c="4"/>Dual boot:</text:p>
      <text:p text:style-name="P12"><text:tab/><text:span text:style-name="T6">Linux</text:span></text:p>
      <text:p text:style-name="P12"><text:tab/><text:span text:style-name="T6">Windows</text:span></text:p>
      <text:p text:style-name="P12"><text:tab/><text:span text:style-name="T6">MacOs</text:span></text:p>
      <text:p text:style-name="P2"><text:s text:c="4"/>Linux:</text:p>
      <text:p text:style-name="P2"><text:tab/><text:span text:style-name="T6">Instalación de distros</text:span></text:p>
      <text:p text:style-name="P2"><text:tab/><text:span text:style-name="T6">Optimización de equipos</text:span></text:p>
      <text:p text:style-name="P2"><text:span text:style-name="T8">Servicios generales</text:span><text:tab/></text:p>
      <text:p text:style-name="P2"><text:s text:c="4"/><text:tab/>Instalación de cámaras</text:p>
      <text:p text:style-name="P2"><text:s text:c="5"/><text:tab/><text:span text:style-name="T8">Mantenimiento y reparación</text:span></text:p>
      <text:p text:style-name="P2"/>
      <text:p text:style-name="P2"><text:soft-page-break/></text:p>
      <text:p text:style-name="P2">Diseño 3D:</text:p>
      <text:p text:style-name="P13"><text:s text:c="4"/>prototipos:</text:p>
      <text:p text:style-name="P13"><text:tab/><text:span text:style-name="T2">Estructuras metálicas realistas</text:span></text:p>
      <text:p text:style-name="P13"><text:tab/><text:span text:style-name="T2">Muebles metálicos o de madera</text:span></text:p>
      <text:p text:style-name="P13"><text:tab/><text:span text:style-name="T4">Armazones para proyectos</text:span></text:p>
      <text:p text:style-name="P13"><text:tab/><text:span text:style-name="T4">Piezas funcionales y estéticas</text:span></text:p>
      <text:p text:style-name="P13"><text:tab/></text:p>
      <text:p text:style-name="P2"><text:s text:c="4"/>refacciones:</text:p>
      <text:p text:style-name="P2"><text:tab/><text:span text:style-name="T6">Engranes</text:span></text:p>
      <text:p text:style-name="P2"><text:tab/><text:span text:style-name="T6">Piezas automotrices</text:span></text:p>
      <text:p text:style-name="P2"><text:tab/><text:span text:style-name="T6">Tapas o carcasas</text:span></text:p>
      <text:p text:style-name="P2"><text:s text:c="4"/>juguetes:</text:p>
      <text:p text:style-name="P2"><text:tab/><text:span text:style-name="T6">Rompecabezas</text:span></text:p>
      <text:p text:style-name="P2"><text:tab/><text:span text:style-name="T6">Articuldos</text:span></text:p>
      <text:p text:style-name="P2"><text:s text:c="4"/>renders y arquitectura:</text:p>
      <text:p text:style-name="P2"><text:tab/><text:span text:style-name="T6">Modelado</text:span></text:p>
      <text:p text:style-name="P2"><text:tab/><text:span text:style-name="T4">Texturizado</text:span></text:p>
      <text:p text:style-name="P2"><text:tab/><text:span text:style-name="T4">Motion graphics</text:span></text:p>
      <text:p text:style-name="P2"><text:tab/><text:span text:style-name="T4">Renderizado realista o surrealista </text:span></text:p>
      <text:p text:style-name="P2"><text:s text:c="4"/>piezas personalizadas</text:p>
      <text:p text:style-name="P14"><text:tab/>Collares para mascota</text:p>
      <text:p text:style-name="P14"><text:tab/>Regalos de graduación</text:p>
      <text:p text:style-name="P2"><text:tab/><text:span text:style-name="T4">Llaveros</text:span></text:p>
      <text:p text:style-name="P2"><text:tab/></text:p>
      <text:p text:style-name="P2"><text:tab/><text:span text:style-name="T4">Regalos</text:span></text:p>
      <text:p text:style-name="P2"><text:tab/><text:span text:style-name="T4">Esferas de navidad</text:span></text:p>
      <text:p text:style-name="P2"><text:tab/><text:span text:style-name="T4">Trofeos</text:span></text:p>
      <text:p text:style-name="P2"/>
      <text:p text:style-name="P2"><text:s text:c="4"/>lámparas:</text:p>
      <text:p text:style-name="P2"><text:tab/><text:span text:style-name="T9">Lámparas de la virgen de Guadalupe</text:span></text:p>
      <text:p text:style-name="P2"><text:tab/><text:span text:style-name="T9">Lámparas de la cruz de Jesús</text:span></text:p>
      <text:p text:style-name="P2"><text:s text:c="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6T18:42:30.589344602</meta:creation-date>
    <dc:date>2025-08-27T15:06:28.223002418</dc:date>
    <meta:editing-duration>PT14H42M12S</meta:editing-duration>
    <meta:editing-cycles>6</meta:editing-cycles>
    <meta:generator>LibreOffice/25.2.5.2$Linux_X86_64 LibreOffice_project/fb4792146257752f54eab576deb869869b108571</meta:generator>
    <meta:document-statistic meta:table-count="0" meta:image-count="0" meta:object-count="0" meta:page-count="2" meta:paragraph-count="83" meta:word-count="147" meta:character-count="1299" meta:non-whitespace-character-count="1040"/>
  </office:meta>
</office:document-meta>
</file>